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Animation Laser with ILDA 20K   + SD Card System</text:span></text:p>
      <text:p text:style-name="Text_20_body">CR-TEC Surpass-1 high-performance brand ILDA 300mw green laser.</text:p>
      <text:p text:style-name="Standard"/>
      <text:p text:style-name="Standard"/>
      <text:p text:style-name="Text_20_body"><text:span text:style-name="Strong_20_Emphasis">Features</text:span></text:p>
      <text:p text:style-name="Text_20_body"> </text:p>
      <text:list xml:id="list5676899418672081784" text:style-name="L1">
        <text:list-item>
          <text:p text:style-name="P3">2G SD storage system for ild standard ILDA files, simple to upload your favourite laser show </text:p>
        </text:list-item>
        <text:list-item>
          <text:p text:style-name="P3">Constant Temperature system diode with cooling and heating, being reliable, bright and sharp. </text:p>
        </text:list-item>
        <text:list-item>
          <text:p text:style-name="P3">The best laser safety: key switch, interlock, block-out without sound, dash free, eye-loop. </text:p>
        </text:list-item>
        <text:list-item>
          <text:p text:style-name="P3">High end Digital LCD Display Control System in rear panel </text:p>
        </text:list-item>
        <text:list-item>
          <text:p text:style-name="P3">300mw green laser diodes, air-cooled </text:p>
        </text:list-item>
        <text:list-item>
          <text:p text:style-name="P3">ILDA control </text:p>
        </text:list-item>
        <text:list-item>
          <text:p text:style-name="P3">Easy to setup, equipped with LCD display </text:p>
        </text:list-item>
        <text:list-item>
          <text:p text:style-name="P3">X / Y flip the switch by analog volume </text:p>
        </text:list-item>
        <text:list-item>
          <text:p text:style-name="P3">Exposure control range </text:p>
        </text:list-item>
        <text:list-item>
          <text:p text:style-name="P1">KEY for external contacts, and emergency stop switch </text:p>
        </text:list-item>
      </text:list>
      <text:p text:style-name="Text_20_body"><text:span text:style-name="Strong_20_Emphasis">Specifications</text:span></text:p>
      <text:list xml:id="list1279188654071152284" text:style-name="L2">
        <text:list-item>
          <text:p text:style-name="P4">Model: SURPASS-1 SD(G) </text:p>
        </text:list-item>
        <text:list-item>
          <text:p text:style-name="P4">Laser Power: 300mW Green </text:p>
        </text:list-item>
        <text:list-item>
          <text:p text:style-name="P4">Modes: ILDA, SD/Sound, Auto, DMX512, Master/Slave, ILDA, SD </text:p>
        </text:list-item>
        <text:list-item>
          <text:p text:style-name="P4">Power: AC100-240V Auto Switch </text:p>
        </text:list-item>
        <text:list-item>
          <text:p text:style-name="P4">Rating Power: 55W </text:p>
        </text:list-item>
        <text:list-item>
          <text:p text:style-name="P4">Mess: 385*280*196mm </text:p>
        </text:list-item>
        <text:list-item>
          <text:p text:style-name="P2">Weight: 8Kg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6S</meta:editing-duration>
    <meta:editing-cycles>3</meta:editing-cycles>
    <meta:generator>OpenOffice/4.1.1$Win32 OpenOffice.org_project/411m6$Build-9775</meta:generator>
    <dc:date>2018-02-17T12:48:29.55</dc:date>
    <meta:document-statistic meta:table-count="0" meta:image-count="0" meta:object-count="0" meta:page-count="1" meta:paragraph-count="22" meta:word-count="148" meta:character-count="882"/>
    <dc:creator>Marti </dc:creator>
    <meta:user-defined meta:name="Info 1"/>
    <meta:user-defined meta:name="Info 2"/>
    <meta:user-defined meta:name="Info 3"/>
    <meta:user-defined meta:name="Info 4"/>
  </office:meta>
</office:document-meta>
</file>